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1E800000102A2D115FE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Courier 10 Pitch'" style:font-pitch="fixed" fo:font-size="13pt" style:font-size-asian="13pt" style:font-size-complex="13pt"/>
    </style:style>
    <style:style style:name="T9" style:family="text">
      <style:text-properties fo:font-family="'Interstate Mono'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“static” IP</text:p>
              </text:list-item>
            </text:list>
            <text:list text:continue-numbering="true" text:style-name="L2">
              <text:list-item>
                <text:list>
                  <text:list-item>
                    <text:p>Must be visible on wired and wirelessly </text:p>
                  </text:list-item>
                  <text:list-item>
                    <text:p>Only necessary on VPN port (default: 1194) </text:p>
                  </text:list-item>
                </text:list>
              </text:list-item>
            </text:list>
            <text:list text:continue-numbering="true" text:style-name="L2">
              <text:list-item>
                <text:p>Basestation needs an additional 2 Ips</text:p>
              </text:list-item>
            </text:list>
            <text:list text:continue-numbering="true" text:style-name="L2">
              <text:list-item>
                <text:list>
                  <text:list-item>
                    <text:p>Will be forwarded to robot</text:p>
                  </text:list-item>
                </text:list>
              </text:list-item>
            </text:list>
            <text:list text:continue-numbering="true" text:style-name="L2">
              <text:list-item>
                <text:p>Robot must be able to acquire DHCP address on both wired and wireless networ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draw:style-name="gr4" draw:text-style-name="P1" draw:layer="layout" svg:width="22.02cm" svg:height="11.641cm" svg:x="1.905cm" svg:y="4.869cm">
          <draw:image xlink:href="Pictures/20000002000001E800000102A2D115FE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host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If you use DHCP: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-brand” command:<text:line-break/><text:line-break/><text:span text:style-name="T3">$ sudo robot-brand &lt;ROBOT-NAME&gt; &lt;C1-NAME&gt; &lt;C2-NAME&gt; &lt;SUBNET&gt; [&lt;IP&gt;]</text:span><text:span text:style-name="T3"><text:line-break/></text:span><text:span text:style-name="T3">$ sudo robot-brand green green1 green2 10.68.1.0</text:span><text:span text:style-name="T3"><text:line-break/></text:span><text:span text:style-name="T3">$ sudo robot-brand green green1 green2 10.68.1.0 192.168.1.100</text:span><text:span text:style-name="T3"><text:line-break/></text:span><text:span text:style-name="T3"/></text:p>
              </text:list-header>
            </text:list>
            <text:list text:continue-numbering="true" text:style-name="L2">
              <text:list-item>
                <text:list>
                  <text:list-item>
                    <text:p>c1 and c2 will end up named green1 and green2, but the c1 and c2 hostnames will continue to work internally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static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-forward.conf:<text:line-break/><text:line-break/><text:span text:style-name="T3">&lt;C1-NAME&gt; 10.68.1.1 &lt;ROBOT-IP1&gt;</text:span><text:span text:style-name="T3"><text:line-break/></text:span><text:span text:style-name="T3">&lt;C2-NAME&gt; 10.68.1.2 &lt;ROBOT-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4">$sudo robot-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don't want to forward traffic to the robot, you will need to allow users onto the robot VPN network</text:span></text:p>
                <text:p><text:span text:style-name="T5"/></text:p>
              </text:list-item>
              <text:list-item>
                <text:p><text:span text:style-name="T5">Run:</text:span><text:span text:style-name="T5"><text:line-break/></text:span><text:span text:style-name="T6">$sudo /etc/openvpn/gen_user_key &lt;NAME&gt;</text:span></text:p>
                <text:p><text:span text:style-name="T6"/></text:p>
              </text:list-item>
              <text:list-item>
                <text:p><text:span text:style-name="T5">This will create a file: /etc/openvpn/&lt;NAME&gt;.tgz</text:span></text:p>
                <text:p><text:span text:style-name="T5"/></text:p>
              </text:list-item>
              <text:list-item>
                <text:p><text:span text:style-name="T5">If a user has openvpn set up on their computer, they should be able to untar this file in their openvpn directory and start openvpn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Go to: <text:a xlink:href="http://10.68.0.91/">http://10.68.0.91</text:a> (or http://10.68.0.92)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t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Once per day, a cron-job on the robot will push the contents from the robot: “/hwlog” directory to basestation via rsync</text:span></text:p>
              </text:list-item>
              <text:list-item>
                <text:p><text:span text:style-name="T7">The basestation will then attempt to send these log-files back to WG for processing</text:span></text:p>
              </text:list-item>
              <text:list-item>
                <text:p><text:span text:style-name="T7">If your robot/basestation does not have network access, you will be responsible for doing this step manually.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7">Copy the contents of hwlog and the “sendhwlog” python script to another machine with internet access</text:span></text:p>
                  </text:list-item>
                  <text:list-item>
                    <text:p><text:span text:style-name="T7">Run sendhwlog:</text:span><text:span text:style-name="T7"><text:line-break/></text:span><text:span text:style-name="T7"><text:line-break/></text:span><text:span text:style-name="T8">$sudo sendhwlog --path /path/to/bagfiles --id &lt;wan0 mac address&gt; --wg</text:span></text:p>
                    <text:p><text:span text:style-name="T8">$sudo sendhwlog --path /mnt/disk/bags --id 001517b19217 --wg</text:span></text:p>
                  </text:list-item>
                  <text:list-item>
                    <text:p><text:span text:style-name="T9">Make sure to get the id corr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website contains additional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9H54M25S</meta:editing-duration>
    <meta:editing-cycles>46</meta:editing-cycles>
    <meta:generator>OpenOffice.org/3.1$Unix OpenOffice.org_project/310m19$Build-9420</meta:generator>
    <meta:initial-creator>Jeremy Leibs</meta:initial-creator>
    <dc:date>2010-05-28T07:56:54</dc:date>
    <dc:creator>Jeremy Leibs</dc:creator>
    <meta:document-statistic meta:object-count="105"/>
    <meta:template xlink:type="simple" xlink:actuate="onRequest" xlink:title="tutorialtemplate" xlink:href="../tutorialtemplate.otp" meta:date="2010-03-16T09:08:13"/>
  </office:meta>
</office:document-meta>
</file>